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0E1B1ACF.png"/>
  <manifest:file-entry manifest:media-type="image/png" manifest:full-path="Pictures/1000000000000320000002581B42268A.png"/>
  <manifest:file-entry manifest:media-type="image/png" manifest:full-path="Pictures/1000000000000320000002589EFEFDEA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Projekt Bildverarbeitung</text:p>
          </draw:text-box>
        </draw:frame>
        <draw:frame presentation:style-name="pr2" draw:text-style-name="P1" draw:layer="layout" svg:width="24.639cm" svg:height="12.178cm" svg:x="1.4cm" svg:y="4.914cm" presentation:class="subtitle">
          <draw:text-box>
            <text:p text:style-name="P1"><text:span text:style-name="T1">Präsentation der Zwischenergebnisse</text:span></text:p>
            <text:p text:style-name="P1"><text:span text:style-name="T1"/></text:p>
            <text:p text:style-name="P1"><text:span text:style-name="T2">Team: Johannes Böhmers, Christopher Kroll, Sandra Schröd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Zur Erinnerung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Ziel: Tracken/Erkennen von Körperbewegungen</text:p>
              </text:list-item>
              <text:list-item>
                <text:p>Zwischenziel: Spielersegmentierung und Skeletti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pielersegmentieru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egmentierung aus Python-Demo</text:p>
              </text:list-item>
              <text:list-item>
                <text:p>Dilatation zum Füllen von Löchern in der Segmenti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istance Transform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Vorstufe unseres Skeletts</text:p>
              </text:list-item>
              <text:list-item>
                <text:p>Wie funktioniert's?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uning des Skelette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Distance Transform gibt noch kein Skelett</text:p>
              </text:list-item>
              <text:list-item>
                <text:p>Weitere Verarbeitungsschritte nötig</text:p>
              </text:list-item>
              <text:list-item>
                <text:p>Gradientenbetrag und schwellwertbasierte Segmentierung</text:p>
              </text:list-item>
              <text:list-item>
                <text:p>Differenz bilden aus Distance Map und Gradientenbild</text:p>
              </text:list-item>
              <text:list-item>
                <text:p>Noch einmal Schwellwert anwenden auf das Differenzb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rgebniss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Demo...</text:p>
              </text:list-item>
              <text:list-item>
                <text:p>Annehmbares Skelet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eiteres Vorgehen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Die „Segmentierungstiefe“ ist bis jetzt fest eingestellt. Könnte noch flexibler sein</text:p>
              </text:list-item>
              <text:list-item>
                <text:p>Skelett hat noch einige unerwünschte Ausläufer → weiteres pruning</text:p>
              </text:list-item>
              <text:list-item>
                <text:p>Bis jetzt nur einzelne Punkte → Skelett soll als zusammenhängende Komponente beschrieben werden</text:p>
              </text:list-item>
              <text:list-item>
                <text:p>Erkennen der Skelettteile → Nötig für das Tracken der Körperbewegungen</text:p>
              </text:list-item>
              <text:list-item>
                <text:p>Abmessungen des Skeletts bzw der Körperteile?</text:p>
              </text:list-item>
              <text:list-item>
                <text:p>Usw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ndra </meta:initial-creator>
    <meta:creation-date>2012-07-07T17:04:07</meta:creation-date>
    <dc:date>2012-07-07T18:04:15</dc:date>
    <dc:creator>Sandra </dc:creator>
    <meta:editing-duration>PT57M53S</meta:editing-duration>
    <meta:editing-cycles>16</meta:editing-cycles>
    <meta:generator>LibreOffice/3.5$Linux_x86 LibreOffice_project/350m1$Build-2</meta:generator>
    <meta:document-statistic meta:object-count="49"/>
  </office:meta>
</office:document-meta>
</file>